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e1c32" draw:textarea-horizontal-align="justify" draw:textarea-vertical-align="middle" draw:auto-grow-height="false" fo:min-height="0.88cm" fo:min-width="1.384cm" fo:padding-top="0.142cm" fo:padding-bottom="0.142cm" fo:padding-left="0.267cm" fo:padding-right="0.267cm" draw:shadow="visible" draw:shadow-offset-x="0.071cm" draw:shadow-offset-y="0.071cm" draw:shadow-opacity="100%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f78d" draw:opacity="100%" draw:textarea-horizontal-align="justify" draw:textarea-vertical-align="middle" draw:auto-grow-height="false" fo:min-height="0.881cm" fo:min-width="1.384cm" fo:padding-top="0.142cm" fo:padding-bottom="0.142cm" fo:padding-left="0.267cm" fo:padding-right="0.267cm" draw:shadow="visible" draw:shadow-offset-x="0.071cm" draw:shadow-offset-y="0.071cm" draw:shadow-opacity="100%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1c32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00f78d" draw:opacity="100%"/>
      <style:paragraph-properties fo:text-align="center"/>
      <style:text-properties fo:color="#000000" fo:font-size="26pt" fo:font-weight="bold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44cm" svg:height="1.29cm" svg:x="1.023cm" svg:y="1.767cm">
          <text:p text:style-name="P1"><text:span text:style-name="T1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044cm" svg:height="1.291cm" svg:x="0.133cm" svg:y="0.192cm">
          <text:p text:style-name="P1"><text:span text:style-name="T2">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3" draw:text-style-name="P4" draw:layer="layout" svg:width="0.666cm" svg:height="0.843cm" svg:x="2.178cm" svg:y="0cm" svg:viewBox="0 0 667 844" draw:points="0,844 667,844 667,0">
          <text:p/>
        </draw:polyline>
        <draw:polyline draw:style-name="gr3" draw:text-style-name="P4" draw:layer="layout" svg:width="0.666cm" svg:height="0.843cm" draw:transform="rotate (-3.14159265358979) translate (1.02231947483589cm 3.2cm)" svg:viewBox="0 0 667 844" draw:points="0,844 667,844 667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6:02.861441693</dc:date>
    <dc:creator>Gilles Mouchard</dc:creator>
    <meta:editing-duration>PT4H23M25S</meta:editing-duration>
    <meta:editing-cycles>5</meta:editing-cycles>
    <meta:generator>LibreOffice/6.1.5.2$Linux_X86_64 LibreOffice_project/10$Build-2</meta:generator>
    <meta:document-statistic meta:object-count="4"/>
  </office:meta>
</office:document-meta>
</file>